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text-properties officeooo:rsid="0017f450" officeooo:paragraph-rsid="0017f450"/>
    </style:style>
    <style:style style:name="P5" style:family="paragraph" style:parent-style-name="Standard" style:master-page-name="MP0">
      <style:paragraph-properties fo:text-align="center" style:justify-single-word="false" style:page-number="auto" fo:break-before="page"/>
      <style:text-properties fo:font-weight="bold" style:font-weight-asian="bold" style:font-weight-complex="bold"/>
    </style:style>
    <style:style style:name="T1" style:family="text">
      <style:text-properties officeooo:rsid="001a6fa4"/>
    </style:style>
    <style:style style:name="T2" style:family="text">
      <style:text-properties officeooo:rsid="001b8ce4"/>
    </style:style>
    <style:style style:name="T3" style:family="text">
      <style:text-properties officeooo:rsid="001bff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nformation Retrieval Final Project</text:p>
      <text:p text:style-name="P1">Barr Israel, 321620049</text:p>
      <text:p text:style-name="P1">Stanislav Tokarev, 337708978</text:p>
      <text:p text:style-name="P2">Introduction:</text:p>
      <text:p text:style-name="Standard">In this project we will complete 3 information retrieval tasks on the datasets given to us:</text:p>
      <text:p text:style-name="P2">1. Language modeling:</text:p>
      <text:p text:style-name="Standard">We will train a language model on Political Bias documents, as is, without stop words, after case folding and after stemming and analyze the differences between the different models.</text:p>
      <text:p text:style-name="P2">2. Text Classification:</text:p>
      <text:p text:style-name="Standard">With the added News Fairness documents, we will train 4 classifiers to classify between Political Bias documents and News Fairness documents and analyze and compare the results of each classifier. We will also use 10-Fold cross validation to improve the comparison.</text:p>
      <text:p text:style-name="P2">3. Text Clustering:</text:p>
      <text:p text:style-name="Standard">With the added Social Bias and Bias Mitigation documents, we will cluster all the documents using a K-means algorithm into 4 clusters, analyze the result and explain the different clusters that were created.</text:p>
      <text:p text:style-name="Standard"/>
      <text:p text:style-name="Standard">We will solve these tasks using different models and methods mostly from the sklearn library, and some manual exploration of the results in Pandas DataFrames and NumPy matrices.</text:p>
      <text:p text:style-name="P4">The documents were all preprocessed in each task by loading all the text files into a Pandas DataFrame and adding a label if needed(for tasks 2 and 3) and saving it to a parquet file for use in the actual fitting and analysis.</text:p>
      <text:p text:style-name="P3">Summary:</text:p>
      <text:p text:style-name="Standard">In this project we have performed 3 different Information Retrieval tasks and analyzed their results.</text:p>
      <text:p text:style-name="Standard">We have seen that real-life models do not always perform idealy for various different reasons.</text:p>
      <text:p text:style-name="Standard">1. In <text:span text:style-name="T1">the </text:span>language modeling <text:span text:style-name="T1">task we saw the massive improvement a few </text:span><text:span text:style-name="T2">simple </text:span><text:span text:style-name="T1">cleaning steps can do to a language model, stopwords removal turned out to be by far the most significant improvement with stemming behind it, with casefolding making a relatively small improvement.</text:span></text:p>
      <text:p text:style-name="Standard">2. In the text classification task, we have seen that some documents might appear to fit in the other class based on the words commonly used in them, and some documents might potentially fit in both classes, which is problematic in a one-of classification like we have done here.</text:p>
      <text:p text:style-name="Standard">3. In the text clustering task, we have seen that despite the clusters we intended to create, it is possible there are a different set of “labels” that better separate the given documents, in our case, the K-means algorithm appears to have clustered the document to “News Fairness”,”Social”,”Bias in AI”,”Bias unrelated to AI” rather than the “News Fairness”, “Social Bias”, “Political Bias”, “Bias Mitigation” clusters we have us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2.2$Linux_X86_64 LibreOffice_project/a7b2f24c2ed9bf29ab9f41c0aa22edaed88781c9</meta:generator>
    <meta:creation-date>2024-04-09T13:42:00Z</meta:creation-date>
    <dc:date>2024-04-11T16:56:43.958894603</dc:date>
    <meta:editing-cycles>15</meta:editing-cycles>
    <meta:editing-duration>PT23M58S</meta:editing-duration>
    <meta:document-statistic meta:table-count="0" meta:image-count="0" meta:object-count="0" meta:page-count="2" meta:paragraph-count="19" meta:word-count="403" meta:character-count="2499" meta:non-whitespace-character-count="2115"/>
    <meta:template xlink:type="simple" xlink:actuate="onRequest" xlink:title="" xlink:href="Normal"/>
  </office:meta>
</office:document-meta>
</file>